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558c1" officeooo:paragraph-rsid="002558c1"/>
    </style:style>
    <style:style style:name="P2" style:family="paragraph" style:parent-style-name="Standard">
      <style:text-properties style:use-window-font-color="true" loext:opacity="0%" officeooo:rsid="002c63cc" officeooo:paragraph-rsid="002f6750"/>
    </style:style>
    <style:style style:name="P3" style:family="paragraph" style:parent-style-name="Standard">
      <style:text-properties officeooo:rsid="002558c1" officeooo:paragraph-rsid="002c63cc"/>
    </style:style>
    <style:style style:name="P4" style:family="paragraph" style:parent-style-name="Standard">
      <style:text-properties style:use-window-font-color="true" loext:opacity="0%" officeooo:rsid="001d069c"/>
    </style:style>
    <style:style style:name="P5" style:family="paragraph" style:parent-style-name="Standard">
      <style:text-properties style:use-window-font-color="true" loext:opacity="0%" officeooo:rsid="001d069c" officeooo:paragraph-rsid="001d069c"/>
    </style:style>
    <style:style style:name="P6" style:family="paragraph" style:parent-style-name="Standard">
      <style:text-properties style:use-window-font-color="true" loext:opacity="0%" officeooo:rsid="002147fb" officeooo:paragraph-rsid="0023d13a"/>
    </style:style>
    <style:style style:name="P7" style:family="paragraph" style:parent-style-name="Standard">
      <style:text-properties style:use-window-font-color="true" loext:opacity="0%" officeooo:rsid="0023d13a" officeooo:paragraph-rsid="0023d13a"/>
    </style:style>
    <style:style style:name="P8" style:family="paragraph" style:parent-style-name="Standard">
      <style:text-properties style:use-window-font-color="true" loext:opacity="0%" officeooo:rsid="0022dffc" officeooo:paragraph-rsid="0022dffc"/>
    </style:style>
    <style:style style:name="P9" style:family="paragraph" style:parent-style-name="Standard">
      <style:text-properties style:use-window-font-color="true" loext:opacity="0%" officeooo:rsid="001db971" officeooo:paragraph-rsid="001db971"/>
    </style:style>
    <style:style style:name="P10" style:family="paragraph" style:parent-style-name="Standard">
      <style:text-properties style:use-window-font-color="true" loext:opacity="0%" officeooo:rsid="001d069c" officeooo:paragraph-rsid="001db971"/>
    </style:style>
    <style:style style:name="P11" style:family="paragraph" style:parent-style-name="Standard">
      <style:text-properties style:use-window-font-color="true" loext:opacity="0%" officeooo:rsid="00279444" officeooo:paragraph-rsid="00279444"/>
    </style:style>
    <style:style style:name="P12" style:family="paragraph" style:parent-style-name="Standard">
      <style:text-properties style:use-window-font-color="true" loext:opacity="0%" officeooo:rsid="002924be" officeooo:paragraph-rsid="002b61c2"/>
    </style:style>
    <style:style style:name="P13" style:family="paragraph" style:parent-style-name="Standard">
      <style:text-properties style:use-window-font-color="true" loext:opacity="0%" officeooo:rsid="002b61c2" officeooo:paragraph-rsid="002b61c2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924be" officeooo:paragraph-rsid="002b61c2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use-window-font-color="true" loext:opacity="0%" officeooo:rsid="002924be" officeooo:paragraph-rsid="002b61c2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style:use-window-font-color="true" loext:opacity="0%" officeooo:rsid="002924be" officeooo:paragraph-rsid="002978f1"/>
    </style:style>
    <style:style style:name="P1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924be" officeooo:paragraph-rsid="002978f1"/>
    </style:style>
    <style:style style:name="P1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bold" officeooo:rsid="002c63cc" officeooo:paragraph-rsid="002c63cc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officeooo:rsid="002c63cc" officeooo:paragraph-rsid="002c63cc"/>
    </style:style>
    <style:style style:name="P21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c63cc" officeooo:paragraph-rsid="002c63cc"/>
    </style:style>
    <style:style style:name="P2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officeooo:rsid="002fe344" officeooo:paragraph-rsid="002fe344"/>
    </style:style>
    <style:style style:name="P2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normal" officeooo:rsid="002fe344" officeooo:paragraph-rsid="002fe344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style:use-window-font-color="true" loext:opacity="0%" fo:font-weight="bold" officeooo:rsid="002f689f" officeooo:paragraph-rsid="002f689f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loext:opacity="0%" fo:font-weight="normal" officeooo:rsid="002f689f" officeooo:paragraph-rsid="002f689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2f689f" officeooo:paragraph-rsid="002f689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14624" officeooo:paragraph-rsid="00314624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14624" officeooo:paragraph-rsid="0032b823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weight="normal" officeooo:rsid="00320a3c" officeooo:paragraph-rsid="00320a3c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31dea" officeooo:paragraph-rsid="00331dea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3fd4a" officeooo:paragraph-rsid="0033fd4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5c635" officeooo:paragraph-rsid="0035c635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6ff73" officeooo:paragraph-rsid="0036ff73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font-weight="normal" officeooo:rsid="0033fd4a" officeooo:paragraph-rsid="0035c635" style:font-weight-asian="normal" style:font-weight-complex="normal"/>
    </style:style>
    <style:style style:name="P35" style:family="paragraph" style:parent-style-name="Text_20_body">
      <style:text-properties officeooo:rsid="00373a95" officeooo:paragraph-rsid="00373a95"/>
    </style:style>
    <style:style style:name="P36" style:family="paragraph" style:parent-style-name="Text_20_body">
      <style:text-properties officeooo:rsid="0037c6c8" officeooo:paragraph-rsid="0037c6c8"/>
    </style:style>
    <style:style style:name="P37" style:family="paragraph" style:parent-style-name="Text_20_body">
      <style:text-properties officeooo:rsid="0038ae06" officeooo:paragraph-rsid="0038ae06"/>
    </style:style>
    <style:style style:name="P38" style:family="paragraph" style:parent-style-name="Text_20_body">
      <style:text-properties style:use-window-font-color="true" loext:opacity="0%" officeooo:rsid="0038ae06" officeooo:paragraph-rsid="0038ae06"/>
    </style:style>
    <style:style style:name="T1" style:family="text">
      <style:text-properties officeooo:rsid="002f6750"/>
    </style:style>
    <style:style style:name="T2" style:family="text">
      <style:text-properties officeooo:rsid="001db971"/>
    </style:style>
    <style:style style:name="T3" style:family="text">
      <style:text-properties officeooo:rsid="002c7f97"/>
    </style:style>
    <style:style style:name="T4" style:family="text">
      <style:text-properties officeooo:rsid="001d069c"/>
    </style:style>
    <style:style style:name="T5" style:family="text">
      <style:text-properties fo:color="#ff0000" loext:opacity="100%" officeooo:rsid="001d069c"/>
    </style:style>
    <style:style style:name="T6" style:family="text">
      <style:text-properties officeooo:rsid="0023d13a"/>
    </style:style>
    <style:style style:name="T7" style:family="text">
      <style:text-properties officeooo:rsid="002d748e"/>
    </style:style>
    <style:style style:name="T8" style:family="text">
      <style:text-properties officeooo:rsid="001fab9a"/>
    </style:style>
    <style:style style:name="T9" style:family="text">
      <style:text-properties officeooo:rsid="002942dd"/>
    </style:style>
    <style:style style:name="T10" style:family="text">
      <style:text-properties officeooo:rsid="002b61c2"/>
    </style:style>
    <style:style style:name="T11" style:family="text">
      <style:text-properties officeooo:rsid="002978f1"/>
    </style:style>
    <style:style style:name="T12" style:family="text">
      <style:text-properties officeooo:rsid="002fe3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officeooo:rsid="002f689f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2b823"/>
    </style:style>
    <style:style style:name="T17" style:family="text">
      <style:text-properties officeooo:rsid="0035c635"/>
    </style:style>
    <style:style style:name="T18" style:family="text">
      <style:text-properties officeooo:rsid="0036ff73"/>
    </style:style>
    <style:style style:name="T19" style:family="text">
      <style:text-properties fo:font-weight="bold" officeooo:rsid="0036ff73" style:font-weight-asian="bold" style:font-weight-complex="bold"/>
    </style:style>
    <style:style style:name="T20" style:family="text">
      <style:text-properties fo:font-weight="bold" officeooo:rsid="0035c635" style:font-weight-asian="bold" style:font-weight-complex="bold"/>
    </style:style>
    <style:style style:name="T21" style:family="text">
      <style:text-properties officeooo:rsid="0038ae06"/>
    </style:style>
    <style:style style:name="T22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biOS/RT – fully featured OS</text:p>
      <text:p text:style-name="P1">ChibiOS/NIL – OS version for tiny devices</text:p>
      <text:p text:style-name="P1">ChibiOS/HAL – <text:span text:style-name="T1">high-level periph. drivers</text:span></text:p>
      <text:p text:style-name="P2">OSAL – <text:span text:style-name="T1">used by HAL to abstract from RTOS; synchronization, interrupts, time management, run-time errors, etc.</text:span></text:p>
      <text:p text:style-name="P3"/>
      <text:p text:style-name="Standard">chconf.h – <text:span text:style-name="T2">config scheduling, memory management, enable features(mutexes, queues)</text:span></text:p>
      <text:p text:style-name="Standard">halconf.h – <text:span text:style-name="T2">enable periph. drivers and config them(default baud-rate, size of buffer)</text:span></text:p>
      <text:p text:style-name="Standard">mcuconf.h – <text:span text:style-name="T2">MCU specific configs(clock </text:span><text:span text:style-name="T3">dividers</text:span><text:span text:style-name="T2">, interrupt </text:span><text:span text:style-name="T3">priorities</text:span><text:span text:style-name="T2">, </text:span><text:span text:style-name="T3">DMA streams assignment</text:span><text:span text:style-name="T2">)</text:span></text:p>
      <text:p text:style-name="Standard"/>
      <text:p text:style-name="Standard">static THD_WORKING_AREA(waThread1, 128);</text:p>
      <text:p text:style-name="Standard">static THD_FUNCTION(Thread1, arg) <text:span text:style-name="T4">{… } - macro to create thread-function, </text:span><text:span text:style-name="T5">why need?</text:span></text:p>
      <text:p text:style-name="P4"/>
      <text:p text:style-name="P4">#include "ch.h"</text:p>
      <text:p text:style-name="P4">#include "hal.h"</text:p>
      <text:p text:style-name="P4"/>
      <text:p text:style-name="P5">At the beginning of main()</text:p>
      <text:p text:style-name="P4">halInit();</text:p>
      <text:p text:style-name="P6">this makes main() function to become a thread with NORMALPRIO priority</text:p>
      <text:p text:style-name="P7">it also creates idle thread with IDLEPRIO priority??</text:p>
      <text:p text:style-name="P4">chSysInit(); </text:p>
      <text:p text:style-name="P4"/>
      <text:p text:style-name="P8"><text:span text:style-name="T6">Higher</text:span> priority threads have <text:span text:style-name="T6">greater</text:span> priority number.</text:p>
      <text:p text:style-name="P4"/>
      <text:p text:style-name="P9"><text:span text:style-name="T7">Memory </text:span>Heap <text:span text:style-name="T7">allocates memory of any size, memory pool – allocates memory of fixed size.</text:span></text:p>
      <text:p text:style-name="P4"/>
      <text:p text:style-name="P7">Creating a thread – starts it immediately(no need to start scheduler like in FreeRTOS)</text:p>
      <text:p text:style-name="P4"><text:span text:style-name="T8">c</text:span>hThdCreateStatic<text:span text:style-name="T2">(...)</text:span></text:p>
      <text:p text:style-name="P10">chThdCreateFromHeap<text:span text:style-name="T2">(...)</text:span></text:p>
      <text:p text:style-name="P10">chThdCreateFromMemoryPool<text:span text:style-name="T2">(…)</text:span></text:p>
      <text:p text:style-name="P10"/>
      <text:p text:style-name="P10">chThdSleepMilliseconds()</text:p>
      <text:p text:style-name="P10"/>
      <text:h text:style-name="Heading_20_1" text:outline-level="1">Create project</text:h>
      <text:p text:style-name="P11">Should be make-project. CMake does not allow to include make-files.</text:p>
      <text:p text:style-name="P12">Copy makefile from demo projects and edit it.</text:p>
      <text:p text:style-name="P13"/>
      <text:p text:style-name="P14">Notes about makefile content:</text:p>
      <text:p text:style-name="P15">$(CHIBIOS)/os/common/startup/ARMCMx/compilers/GCC/mk/startup_stm32f7xx.mk – <text:span text:style-name="T9">defines several shared variables with paths; includes CMSIS and header with MCU-specific defines(stm32f756xx.h) – all is supplied with chibi.</text:span></text:p>
      <text:p text:style-name="P16"><text:span text:style-name="T9">Still allows to use custom linker-script – that is why .ld-file is specified separately. </text:span><text:span text:style-name="T10">You may use __main_stack_size__ and __process_stack_size__ variables in your custom .ld-file. They will be substituted by USE_EXCEPTIONS_STACKSIZE and USE_PROCESS_STACKSIZE values.</text:span></text:p>
      <text:p text:style-name="P17"><text:soft-page-break/>$(CHIBIOS)/tools/mk/autobuild.mk – <text:span text:style-name="T11">builds lists of sources(.s, .c, .cpp); by default starts scanning from ./source - change this by defining variable AUTOBUILD_ROOT; all subdirs of <text:s/>AUTOBUILD_ROOT are added as include dirs.</text:span></text:p>
      <text:p text:style-name="P17">$(CHIBIOS)/os/common/startup/ARMCMx/compilers/GCC/mk/arm-none-eabi.mk – <text:span text:style-name="T11">correct name of GCC tools.</text:span></text:p>
      <text:p text:style-name="P17">$(CHIBIOS)/os/common/startup/ARMCMx/compilers/GCC/mk/rules.mk – <text:span text:style-name="T11">contains targets and instructions to build.</text:span></text:p>
      <text:p text:style-name="P18"/>
      <text:p text:style-name="P19"><text:span text:style-name="T12">board.h/c</text:span> files:</text:p>
      <text:p text:style-name="P20">board.h – MCU type(like STM32F756xx) voltage level, clock related defines, void boardInit(void) declaration <text:span text:style-name="T13">but inside</text:span></text:p>
      <text:p text:style-name="P21"><text:tab/>#if !defined(_FROM_ASM_)</text:p>
      <text:p text:style-name="P21"><text:tab/>#endif</text:p>
      <text:p text:style-name="P22">All required defines are listed in <text:span text:style-name="T14">hal_lld.h</text:span><text:span text:style-name="T15">(</text:span><text:span text:style-name="T13">see below</text:span><text:span text:style-name="T15">)</text:span></text:p>
      <text:p text:style-name="P23"/>
      <text:p text:style-name="P21">board.c – implement boardInit(void).</text:p>
      <text:p text:style-name="P21"/>
      <text:p text:style-name="P24">Definitions for mcuconf.h and board.h</text:p>
      <text:p text:style-name="P25">List of all defines are in os\hal\ports\STM32\STM32F7xx\hal_lld.h</text:p>
      <text:p text:style-name="P26"><text:span text:style-name="T13">Note:</text:span> may include header for specific MCU.</text:p>
      <text:p text:style-name="P26"/>
      <text:h text:style-name="Heading_20_1" text:outline-level="1">Notes about ChibiOS file structure</text:h>
      <text:p text:style-name="P27">All related to chibi in os/</text:p>
      <text:p text:style-name="P27">os/common/ports/ - ports related to MCU core</text:p>
      <text:p text:style-name="P27">os/hal/ports/ - ports related to MCU peripherals</text:p>
      <text:p text:style-name="P27">os/hal/ports/STM32/STM32F7xx – <text:span text:style-name="T16">mainly defines and impl. of clock-tree configuration</text:span></text:p>
      <text:p text:style-name="P28">os/hal/ports/STM32/<text:span text:style-name="T16">LLD – impl. of periph. drivers.</text:span></text:p>
      <text:p text:style-name="P29">What about test/ and testex/?</text:p>
      <text:p text:style-name="P27"/>
      <text:p text:style-name="P27"/>
      <text:h text:style-name="Heading_20_1" text:outline-level="1">PAL Driver(GPIOs)</text:h>
      <text:p text:style-name="P30">PAL - Port Abstraction Layer</text:p>
      <text:p text:style-name="P30">It’s enough to include “hal.h”.</text:p>
      <text:p text:style-name="P30"/>
      <text:p text:style-name="P30">It’s more platform independent to use IOPORT1/2/… instead of GPIOA/B/…, but 1st is just an alias, like:</text:p>
      <text:p text:style-name="P30"><text:tab/>#define IOPORT1<text:tab/>GPIOA</text:p>
      <text:p text:style-name="P30"/>
      <text:p text:style-name="P30">Line – “packs” port and pin in 1 variable:</text:p>
      <text:p text:style-name="P30"><text:tab/>#define LINE_LED_RED<text:tab/><text:span text:style-name="T13">PAL_LINE</text:span>(GPIOA, 0U)</text:p>
      <text:p text:style-name="P30">Naming convention:</text:p>
      <text:p text:style-name="P30">- palSet<text:span text:style-name="T13">Pad</text:span>(GPIOA, 0U) – API with “Pad” takes port &amp; pin</text:p>
      <text:p text:style-name="P30">- palSet<text:span text:style-name="T13">Line</text:span>(LINE_LED_RED) – API with “Line” takes just line</text:p>
      <text:p text:style-name="P30"/>
      <text:h text:style-name="Heading_20_2" text:outline-level="2"><text:soft-page-break/>Pin configuration</text:h>
      <text:p text:style-name="P31">palSetPad<text:span text:style-name="T13">Mode</text:span>(GPIOA, 0,</text:p>
      <text:p text:style-name="P31"><text:tab/>PAL_MODE_OUTPUT_PUSHPULL | PAL_STM32_OSPEED_HIGHEST)</text:p>
      <text:p text:style-name="P31">mode-arg(3rd). is <text:span text:style-name="T17">a </text:span>bit-<text:span text:style-name="T17">field</text:span>, allows to <text:span text:style-name="T13">combine</text:span> platform independent PAL_MODE_… and MCU specific PAL_STM32_… config-flags.</text:p>
      <text:p text:style-name="P31"/>
      <text:p text:style-name="P32">PAL_MODE_UNCONNECTED – special standard mode for unconnected pins, may be pulled-up input or analog input – this is MCU dependent.</text:p>
      <text:p text:style-name="P32"/>
      <text:p text:style-name="P32">PAL_MODE_ALTERNATE(5) – <text:span text:style-name="T18">macro to specify </text:span><text:span text:style-name="T19">alternative function</text:span><text:span text:style-name="T18"> mapping:</text:span></text:p>
      <text:p text:style-name="P33"><text:tab/>palSetPadMode(GPIOA, 0,</text:p>
      <text:p text:style-name="P33"><text:span text:style-name="T17"><text:tab/><text:tab/>PAL_MODE_ALTERNATE</text:span>(5) | PAL_MODE_OUTPUT_OPENDRAIN)</text:p>
      <text:p text:style-name="P34"/>
      <text:p text:style-name="P31">Configure <text:span text:style-name="T13">several pins of port at once</text:span>:</text:p>
      <text:p text:style-name="P31"><text:tab/>palSetGroupMode(GPIOA, mask, offset, mode)</text:p>
      <text:p text:style-name="P32">Affected pins are defined by (mask&lt;&lt;offset):</text:p>
      <text:p text:style-name="P34"><text:tab/>palSetGroupMode(GPIOA, <text:span text:style-name="T17">0x01</text:span>, <text:span text:style-name="T17">0</text:span>, mode) – <text:span text:style-name="T17">configures PA0</text:span></text:p>
      <text:p text:style-name="P32"><text:tab/>palSetGroupMode(GPIOA, 0x01, 4, mode) – configures PA4</text:p>
      <text:p text:style-name="P32"><text:span text:style-name="T13">PAL_PORT_BIT</text:span>(0) – helper macro to create mask, pass <text:span text:style-name="T13">offset=0</text:span>; configure PA0 and PA<text:span text:style-name="T18">4</text:span>: </text:p>
      <text:p text:style-name="P34"><text:tab/>palSetGroupMode(GPIOA, <text:span text:style-name="T17">PAL_PORT_BIT(</text:span><text:span text:style-name="T18">0</text:span><text:span text:style-name="T17">) | PAL_PORT_BIT(4)</text:span>, <text:span text:style-name="T20">0</text:span>, mode)</text:p>
      <text:p text:style-name="P32">mode – bit-field as above.</text:p>
      <text:p text:style-name="P32"/>
      <text:h text:style-name="Heading_20_2" text:outline-level="2">Writing to port</text:h>
      <text:p text:style-name="P35">palSet...(…) - sets(to 1) pad/line/port <text:span text:style-name="T21">pins</text:span></text:p>
      <text:p text:style-name="P35"><text:tab/>palSetPad(GPIOA, 0)</text:p>
      <text:p text:style-name="P35"><text:tab/>palSetLine(LINE_LED_RED)</text:p>
      <text:p text:style-name="P35"><text:tab/>palSetPort(GPIOA, PAL_PORT_BIT(0) | PAL_PORT_BIT(1))</text:p>
      <text:p text:style-name="P35">palClear...(...) - clears(to 0) pad/line/port <text:span text:style-name="T21">pins</text:span></text:p>
      <text:p text:style-name="P35">palWrite...(…) - writes specified value to pad/line/<text:span text:style-name="T13">group</text:span>/port <text:span text:style-name="T21">pins</text:span></text:p>
      <text:p text:style-name="P36"><text:tab/>palWriteGroup(GPIOA, PAL_PORT_BIT(0), 0, 0x03) // PA1 stays unchanged because of mask</text:p>
      <text:p text:style-name="P36">palToggle...(…) - </text:p>
      <text:p text:style-name="P36"/>
      <text:h text:style-name="Heading_20_2" text:outline-level="2">Reading port</text:h>
      <text:p text:style-name="P37">palRead..() - reads pad/line/group/port. <text:span text:style-name="T22">WTF is palReadGroupLatch()??</text:span></text:p>
      <text:p text:style-name="P38">palReadPad/Line() returns <text:span text:style-name="T13">PAL_LOW</text:span> or <text:span text:style-name="T13">PAL_HIG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6:04:57.051486700</meta:creation-date>
    <dc:date>2025-07-21T06:16:33.341399300</dc:date>
    <meta:editing-duration>P1DT15H39M7S</meta:editing-duration>
    <meta:editing-cycles>18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86" meta:word-count="575" meta:character-count="4742" meta:non-whitespace-character-count="4204"/>
  </office:meta>
</office:document-meta>
</file>